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9311in"/>
    </style:style>
    <style:style style:name="co2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1.8508in"/>
    </style:style>
    <style:style style:name="co4" style:family="table-column">
      <style:table-column-properties fo:break-before="auto" style:column-width="1.6445in"/>
    </style:style>
    <style:style style:name="co5" style:family="table-column">
      <style:table-column-properties fo:break-before="auto" style:column-width="1.9634in"/>
    </style:style>
    <style:style style:name="co6" style:family="table-column">
      <style:table-column-properties fo:break-before="auto" style:column-width="1.7571in"/>
    </style:style>
    <style:style style:name="co7" style:family="table-column">
      <style:table-column-properties fo:break-before="auto" style:column-width="1.4752in"/>
    </style:style>
    <style:style style:name="co8" style:family="table-column">
      <style:table-column-properties fo:break-before="auto" style:column-width="1.268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p9" table:style-name="ta1">
        <table:shapes>
          <draw:frame draw:z-index="0" draw:style-name="gr1" draw:text-style-name="P1" svg:width="10.9681in" svg:height="7.7209in" svg:x="2.8453in" svg:y="0.2157in">
            <draw:object draw:notify-on-update-of-ranges="mp9.A2:mp9.B36 mp9.G2:mp9.G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ETECTOR 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<text:s/>DETECTION_TIME_MEAN</text:p>
          </table:table-cell>
          <table:table-cell office:value-type="string" calcext:value-type="string">
            <text:p><text:s/>DETECTION_TIME_SD</text:p>
          </table:table-cell>
          <table:table-cell office:value-type="string" calcext:value-type="string">
            <text:p><text:s/>DESCRIPTOR_TIME_MEAN</text:p>
          </table:table-cell>
          <table:table-cell office:value-type="string" calcext:value-type="string">
            <text:p><text:s/>DESCRIPTOR_TIME_SD</text:p>
          </table:table-cell>
          <table:table-cell office:value-type="string" calcext:value-type="string">
            <text:p><text:s/>TOTAL_TIME_MEAN</text:p>
          </table:table-cell>
          <table:table-cell office:value-type="string" calcext:value-type="string">
            <text:p><text:s/>TOTAL_TIME_SD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SK</text:p>
          </table:table-cell>
          <table:table-cell office:value-type="float" office:value="20.814286" calcext:value-type="float">
            <text:p>20.814286</text:p>
          </table:table-cell>
          <table:table-cell office:value-type="float" office:value="1.843909" calcext:value-type="float">
            <text:p>1.843909</text:p>
          </table:table-cell>
          <table:table-cell office:value-type="float" office:value="8.3" calcext:value-type="float">
            <text:p>8.3</text:p>
          </table:table-cell>
          <table:table-cell office:value-type="float" office:value="0.447214" calcext:value-type="float">
            <text:p>0.447214</text:p>
          </table:table-cell>
          <table:table-cell office:value-type="float" office:value="29.114286" calcext:value-type="float">
            <text:p>29.114286</text:p>
          </table:table-cell>
          <table:table-cell office:value-type="float" office:value="1.897367" calcext:value-type="float">
            <text:p>1.897367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EF</text:p>
          </table:table-cell>
          <table:table-cell office:value-type="float" office:value="19.742857" calcext:value-type="float">
            <text:p>19.742857</text:p>
          </table:table-cell>
          <table:table-cell office:value-type="float" office:value="1.20119" calcext:value-type="float">
            <text:p>1.20119</text:p>
          </table:table-cell>
          <table:table-cell office:value-type="float" office:value="9.9" calcext:value-type="float">
            <text:p>9.9</text:p>
          </table:table-cell>
          <table:table-cell office:value-type="float" office:value="0.547723" calcext:value-type="float">
            <text:p>0.547723</text:p>
          </table:table-cell>
          <table:table-cell office:value-type="float" office:value="29.642857" calcext:value-type="float">
            <text:p>29.642857</text:p>
          </table:table-cell>
          <table:table-cell office:value-type="float" office:value="1.320173" calcext:value-type="float">
            <text:p>1.320173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ORB</text:p>
          </table:table-cell>
          <table:table-cell office:value-type="float" office:value="20.257143" calcext:value-type="float">
            <text:p>20.257143</text:p>
          </table:table-cell>
          <table:table-cell office:value-type="float" office:value="1.287301" calcext:value-type="float">
            <text:p>1.287301</text:p>
          </table:table-cell>
          <table:table-cell office:value-type="float" office:value="17.8" calcext:value-type="float">
            <text:p>17.8</text:p>
          </table:table-cell>
          <table:table-cell office:value-type="float" office:value="0" calcext:value-type="float">
            <text:p>0</text:p>
          </table:table-cell>
          <table:table-cell office:value-type="float" office:value="38.057143" calcext:value-type="float">
            <text:p>38.057143</text:p>
          </table:table-cell>
          <table:table-cell office:value-type="float" office:value="1.287301" calcext:value-type="float">
            <text:p>1.28730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EF</text:p>
          </table:table-cell>
          <table:table-cell office:value-type="float" office:value="67.271429" calcext:value-type="float">
            <text:p>67.271429</text:p>
          </table:table-cell>
          <table:table-cell office:value-type="float" office:value="9.805975" calcext:value-type="float">
            <text:p>9.805975</text:p>
          </table:table-cell>
          <table:table-cell office:value-type="float" office:value="0.3" calcext:value-type="float">
            <text:p>0.3</text:p>
          </table:table-cell>
          <table:table-cell office:value-type="float" office:value="0.316228" calcext:value-type="float">
            <text:p>0.316228</text:p>
          </table:table-cell>
          <table:table-cell office:value-type="float" office:value="67.571429" calcext:value-type="float">
            <text:p>67.571429</text:p>
          </table:table-cell>
          <table:table-cell office:value-type="float" office:value="9.811072" calcext:value-type="float">
            <text:p>9.811072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FREAK</text:p>
          </table:table-cell>
          <table:table-cell office:value-type="float" office:value="20.828571" calcext:value-type="float">
            <text:p>20.828571</text:p>
          </table:table-cell>
          <table:table-cell office:value-type="float" office:value="1.985663" calcext:value-type="float">
            <text:p>1.985663</text:p>
          </table:table-cell>
          <table:table-cell office:value-type="float" office:value="46.8" calcext:value-type="float">
            <text:p>46.8</text:p>
          </table:table-cell>
          <table:table-cell office:value-type="float" office:value="1.378405" calcext:value-type="float">
            <text:p>1.378405</text:p>
          </table:table-cell>
          <table:table-cell office:value-type="float" office:value="67.628571" calcext:value-type="float">
            <text:p>67.628571</text:p>
          </table:table-cell>
          <table:table-cell office:value-type="float" office:value="2.4172" calcext:value-type="float">
            <text:p>2.4172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BRIEF</text:p>
          </table:table-cell>
          <table:table-cell office:value-type="float" office:value="65.8" calcext:value-type="float">
            <text:p>65.8</text:p>
          </table:table-cell>
          <table:table-cell office:value-type="float" office:value="3.441345" calcext:value-type="float">
            <text:p>3.441345</text:p>
          </table:table-cell>
          <table:table-cell office:value-type="float" office:value="3.3" calcext:value-type="float">
            <text:p>3.3</text:p>
          </table:table-cell>
          <table:table-cell office:value-type="float" office:value="0.894427" calcext:value-type="float">
            <text:p>0.894427</text:p>
          </table:table-cell>
          <table:table-cell office:value-type="float" office:value="69.1" calcext:value-type="float">
            <text:p>69.1</text:p>
          </table:table-cell>
          <table:table-cell office:value-type="float" office:value="3.55568" calcext:value-type="float">
            <text:p>3.55568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SK</text:p>
          </table:table-cell>
          <table:table-cell office:value-type="float" office:value="66.685714" calcext:value-type="float">
            <text:p>66.685714</text:p>
          </table:table-cell>
          <table:table-cell office:value-type="float" office:value="3.68588" calcext:value-type="float">
            <text:p>3.68588</text:p>
          </table:table-cell>
          <table:table-cell office:value-type="float" office:value="2.5" calcext:value-type="float">
            <text:p>2.5</text:p>
          </table:table-cell>
          <table:table-cell office:value-type="float" office:value="0.447214" calcext:value-type="float">
            <text:p>0.447214</text:p>
          </table:table-cell>
          <table:table-cell office:value-type="float" office:value="69.185714" calcext:value-type="float">
            <text:p>69.185714</text:p>
          </table:table-cell>
          <table:table-cell office:value-type="float" office:value="3.712912" calcext:value-type="float">
            <text:p>3.712912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SK</text:p>
          </table:table-cell>
          <table:table-cell office:value-type="float" office:value="69.685714" calcext:value-type="float">
            <text:p>69.685714</text:p>
          </table:table-cell>
          <table:table-cell office:value-type="float" office:value="8.618916" calcext:value-type="float">
            <text:p>8.618916</text:p>
          </table:table-cell>
          <table:table-cell office:value-type="float" office:value="0.3" calcext:value-type="float">
            <text:p>0.3</text:p>
          </table:table-cell>
          <table:table-cell office:value-type="float" office:value="0.632456" calcext:value-type="float">
            <text:p>0.632456</text:p>
          </table:table-cell>
          <table:table-cell office:value-type="float" office:value="69.985714" calcext:value-type="float">
            <text:p>69.985714</text:p>
          </table:table-cell>
          <table:table-cell office:value-type="float" office:value="8.64209" calcext:value-type="float">
            <text:p>8.64209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EF</text:p>
          </table:table-cell>
          <table:table-cell office:value-type="float" office:value="69.414286" calcext:value-type="float">
            <text:p>69.414286</text:p>
          </table:table-cell>
          <table:table-cell office:value-type="float" office:value="8.974567" calcext:value-type="float">
            <text:p>8.974567</text:p>
          </table:table-cell>
          <table:table-cell office:value-type="float" office:value="2.8" calcext:value-type="float">
            <text:p>2.8</text:p>
          </table:table-cell>
          <table:table-cell office:value-type="float" office:value="0.316228" calcext:value-type="float">
            <text:p>0.316228</text:p>
          </table:table-cell>
          <table:table-cell office:value-type="float" office:value="72.214286" calcext:value-type="float">
            <text:p>72.214286</text:p>
          </table:table-cell>
          <table:table-cell office:value-type="float" office:value="8.980137" calcext:value-type="float">
            <text:p>8.980137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BRISK</text:p>
          </table:table-cell>
          <table:table-cell office:value-type="float" office:value="76.971429" calcext:value-type="float">
            <text:p>76.971429</text:p>
          </table:table-cell>
          <table:table-cell office:value-type="float" office:value="48.586888" calcext:value-type="float">
            <text:p>48.586888</text:p>
          </table:table-cell>
          <table:table-cell office:value-type="float" office:value="2.2" calcext:value-type="float">
            <text:p>2.2</text:p>
          </table:table-cell>
          <table:table-cell office:value-type="float" office:value="0.316228" calcext:value-type="float">
            <text:p>0.316228</text:p>
          </table:table-cell>
          <table:table-cell office:value-type="float" office:value="79.171429" calcext:value-type="float">
            <text:p>79.171429</text:p>
          </table:table-cell>
          <table:table-cell office:value-type="float" office:value="48.587917" calcext:value-type="float">
            <text:p>48.587917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ORB</text:p>
          </table:table-cell>
          <table:table-cell office:value-type="float" office:value="66.857143" calcext:value-type="float">
            <text:p>66.857143</text:p>
          </table:table-cell>
          <table:table-cell office:value-type="float" office:value="9.182281" calcext:value-type="float">
            <text:p>9.182281</text:p>
          </table:table-cell>
          <table:table-cell office:value-type="float" office:value="14.1" calcext:value-type="float">
            <text:p>14.1</text:p>
          </table:table-cell>
          <table:table-cell office:value-type="float" office:value="0.447214" calcext:value-type="float">
            <text:p>0.447214</text:p>
          </table:table-cell>
          <table:table-cell office:value-type="float" office:value="80.957143" calcext:value-type="float">
            <text:p>80.957143</text:p>
          </table:table-cell>
          <table:table-cell office:value-type="float" office:value="9.193165" calcext:value-type="float">
            <text:p>9.193165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ORB</text:p>
          </table:table-cell>
          <table:table-cell office:value-type="float" office:value="66.257143" calcext:value-type="float">
            <text:p>66.257143</text:p>
          </table:table-cell>
          <table:table-cell office:value-type="float" office:value="2.526997" calcext:value-type="float">
            <text:p>2.526997</text:p>
          </table:table-cell>
          <table:table-cell office:value-type="float" office:value="15.1" calcext:value-type="float">
            <text:p>15.1</text:p>
          </table:table-cell>
          <table:table-cell office:value-type="float" office:value="0.447214" calcext:value-type="float">
            <text:p>0.447214</text:p>
          </table:table-cell>
          <table:table-cell office:value-type="float" office:value="81.357143" calcext:value-type="float">
            <text:p>81.357143</text:p>
          </table:table-cell>
          <table:table-cell office:value-type="float" office:value="2.566265" calcext:value-type="float">
            <text:p>2.566265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FREAK</text:p>
          </table:table-cell>
          <table:table-cell office:value-type="float" office:value="67.657143" calcext:value-type="float">
            <text:p>67.657143</text:p>
          </table:table-cell>
          <table:table-cell office:value-type="float" office:value="9.537145" calcext:value-type="float">
            <text:p>9.537145</text:p>
          </table:table-cell>
          <table:table-cell office:value-type="float" office:value="38.9" calcext:value-type="float">
            <text:p>38.9</text:p>
          </table:table-cell>
          <table:table-cell office:value-type="float" office:value="0.894427" calcext:value-type="float">
            <text:p>0.894427</text:p>
          </table:table-cell>
          <table:table-cell office:value-type="float" office:value="106.557143" calcext:value-type="float">
            <text:p>106.557143</text:p>
          </table:table-cell>
          <table:table-cell office:value-type="float" office:value="9.578995" calcext:value-type="float">
            <text:p>9.578995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FREAK</text:p>
          </table:table-cell>
          <table:table-cell office:value-type="float" office:value="66.285714" calcext:value-type="float">
            <text:p>66.285714</text:p>
          </table:table-cell>
          <table:table-cell office:value-type="float" office:value="2.501428" calcext:value-type="float">
            <text:p>2.501428</text:p>
          </table:table-cell>
          <table:table-cell office:value-type="float" office:value="43" calcext:value-type="float">
            <text:p>43</text:p>
          </table:table-cell>
          <table:table-cell office:value-type="float" office:value="1.549193" calcext:value-type="float">
            <text:p>1.549193</text:p>
          </table:table-cell>
          <table:table-cell office:value-type="float" office:value="109.285714" calcext:value-type="float">
            <text:p>109.285714</text:p>
          </table:table-cell>
          <table:table-cell office:value-type="float" office:value="2.942302" calcext:value-type="float">
            <text:p>2.942302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FREAK</text:p>
          </table:table-cell>
          <table:table-cell office:value-type="float" office:value="71.285714" calcext:value-type="float">
            <text:p>71.285714</text:p>
          </table:table-cell>
          <table:table-cell office:value-type="float" office:value="9.276699" calcext:value-type="float">
            <text:p>9.276699</text:p>
          </table:table-cell>
          <table:table-cell office:value-type="float" office:value="41.1" calcext:value-type="float">
            <text:p>41.1</text:p>
          </table:table-cell>
          <table:table-cell office:value-type="float" office:value="1.549193" calcext:value-type="float">
            <text:p>1.549193</text:p>
          </table:table-cell>
          <table:table-cell office:value-type="float" office:value="112.385714" calcext:value-type="float">
            <text:p>112.385714</text:p>
          </table:table-cell>
          <table:table-cell office:value-type="float" office:value="9.405166" calcext:value-type="float">
            <text:p>9.405166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ORB</text:p>
          </table:table-cell>
          <table:table-cell office:value-type="float" office:value="67.385714" calcext:value-type="float">
            <text:p>67.385714</text:p>
          </table:table-cell>
          <table:table-cell office:value-type="float" office:value="4.329302" calcext:value-type="float">
            <text:p>4.329302</text:p>
          </table:table-cell>
          <table:table-cell office:value-type="float" office:value="72" calcext:value-type="float">
            <text:p>72</text:p>
          </table:table-cell>
          <table:table-cell office:value-type="float" office:value="2.774887" calcext:value-type="float">
            <text:p>2.774887</text:p>
          </table:table-cell>
          <table:table-cell office:value-type="float" office:value="139.385714" calcext:value-type="float">
            <text:p>139.385714</text:p>
          </table:table-cell>
          <table:table-cell office:value-type="float" office:value="5.142262" calcext:value-type="float">
            <text:p>5.142262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SK</text:p>
          </table:table-cell>
          <table:table-cell office:value-type="float" office:value="135.042857" calcext:value-type="float">
            <text:p>135.042857</text:p>
          </table:table-cell>
          <table:table-cell office:value-type="float" office:value="4.239272" calcext:value-type="float">
            <text:p>4.239272</text:p>
          </table:table-cell>
          <table:table-cell office:value-type="float" office:value="6" calcext:value-type="float">
            <text:p>6</text:p>
          </table:table-cell>
          <table:table-cell office:value-type="float" office:value="0.316228" calcext:value-type="float">
            <text:p>0.316228</text:p>
          </table:table-cell>
          <table:table-cell office:value-type="float" office:value="141.042857" calcext:value-type="float">
            <text:p>141.042857</text:p>
          </table:table-cell>
          <table:table-cell office:value-type="float" office:value="4.25105" calcext:value-type="float">
            <text:p>4.25105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EF</text:p>
          </table:table-cell>
          <table:table-cell office:value-type="float" office:value="135.4" calcext:value-type="float">
            <text:p>135.4</text:p>
          </table:table-cell>
          <table:table-cell office:value-type="float" office:value="3.50102" calcext:value-type="float">
            <text:p>3.50102</text:p>
          </table:table-cell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office:value-type="float" office:value="141.5" calcext:value-type="float">
            <text:p>141.5</text:p>
          </table:table-cell>
          <table:table-cell office:value-type="float" office:value="3.50102" calcext:value-type="float">
            <text:p>3.50102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FREAK</text:p>
          </table:table-cell>
          <table:table-cell office:value-type="float" office:value="134.028571" calcext:value-type="float">
            <text:p>134.028571</text:p>
          </table:table-cell>
          <table:table-cell office:value-type="float" office:value="4.822566" calcext:value-type="float">
            <text:p>4.822566</text:p>
          </table:table-cell>
          <table:table-cell office:value-type="float" office:value="45.5" calcext:value-type="float">
            <text:p>45.5</text:p>
          </table:table-cell>
          <table:table-cell office:value-type="float" office:value="2.024846" calcext:value-type="float">
            <text:p>2.024846</text:p>
          </table:table-cell>
          <table:table-cell office:value-type="float" office:value="179.528571" calcext:value-type="float">
            <text:p>179.528571</text:p>
          </table:table-cell>
          <table:table-cell office:value-type="float" office:value="5.230406" calcext:value-type="float">
            <text:p>5.230406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SIFT</text:p>
          </table:table-cell>
          <table:table-cell office:value-type="float" office:value="68.128571" calcext:value-type="float">
            <text:p>68.128571</text:p>
          </table:table-cell>
          <table:table-cell office:value-type="float" office:value="9.645132" calcext:value-type="float">
            <text:p>9.645132</text:p>
          </table:table-cell>
          <table:table-cell office:value-type="float" office:value="125.7" calcext:value-type="float">
            <text:p>125.7</text:p>
          </table:table-cell>
          <table:table-cell office:value-type="float" office:value="2.469818" calcext:value-type="float">
            <text:p>2.469818</text:p>
          </table:table-cell>
          <table:table-cell office:value-type="float" office:value="193.828571" calcext:value-type="float">
            <text:p>193.828571</text:p>
          </table:table-cell>
          <table:table-cell office:value-type="float" office:value="9.956333" calcext:value-type="float">
            <text:p>9.956333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ORB</text:p>
          </table:table-cell>
          <table:table-cell office:value-type="float" office:value="131.414286" calcext:value-type="float">
            <text:p>131.414286</text:p>
          </table:table-cell>
          <table:table-cell office:value-type="float" office:value="5.349232" calcext:value-type="float">
            <text:p>5.349232</text:p>
          </table:table-cell>
          <table:table-cell office:value-type="float" office:value="63.1" calcext:value-type="float">
            <text:p>63.1</text:p>
          </table:table-cell>
          <table:table-cell office:value-type="float" office:value="1.843909" calcext:value-type="float">
            <text:p>1.843909</text:p>
          </table:table-cell>
          <table:table-cell office:value-type="float" office:value="194.514286" calcext:value-type="float">
            <text:p>194.514286</text:p>
          </table:table-cell>
          <table:table-cell office:value-type="float" office:value="5.658117" calcext:value-type="float">
            <text:p>5.658117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SIFT</text:p>
          </table:table-cell>
          <table:table-cell office:value-type="float" office:value="19.714286" calcext:value-type="float">
            <text:p>19.714286</text:p>
          </table:table-cell>
          <table:table-cell office:value-type="float" office:value="1.612452" calcext:value-type="float">
            <text:p>1.612452</text:p>
          </table:table-cell>
          <table:table-cell office:value-type="float" office:value="178" calcext:value-type="float">
            <text:p>178</text:p>
          </table:table-cell>
          <table:table-cell office:value-type="float" office:value="6.663332" calcext:value-type="float">
            <text:p>6.663332</text:p>
          </table:table-cell>
          <table:table-cell office:value-type="float" office:value="197.714286" calcext:value-type="float">
            <text:p>197.714286</text:p>
          </table:table-cell>
          <table:table-cell office:value-type="float" office:value="6.855655" calcext:value-type="float">
            <text:p>6.855655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SIFT</text:p>
          </table:table-cell>
          <table:table-cell office:value-type="float" office:value="70.485714" calcext:value-type="float">
            <text:p>70.485714</text:p>
          </table:table-cell>
          <table:table-cell office:value-type="float" office:value="2.908117" calcext:value-type="float">
            <text:p>2.908117</text:p>
          </table:table-cell>
          <table:table-cell office:value-type="float" office:value="130.9" calcext:value-type="float">
            <text:p>130.9</text:p>
          </table:table-cell>
          <table:table-cell office:value-type="float" office:value="2.280351" calcext:value-type="float">
            <text:p>2.280351</text:p>
          </table:table-cell>
          <table:table-cell office:value-type="float" office:value="201.385714" calcext:value-type="float">
            <text:p>201.385714</text:p>
          </table:table-cell>
          <table:table-cell office:value-type="float" office:value="3.695557" calcext:value-type="float">
            <text:p>3.695557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SIFT</text:p>
          </table:table-cell>
          <table:table-cell office:value-type="float" office:value="65.4" calcext:value-type="float">
            <text:p>65.4</text:p>
          </table:table-cell>
          <table:table-cell office:value-type="float" office:value="6.916853" calcext:value-type="float">
            <text:p>6.916853</text:p>
          </table:table-cell>
          <table:table-cell office:value-type="float" office:value="270.1" calcext:value-type="float">
            <text:p>270.1</text:p>
          </table:table-cell>
          <table:table-cell office:value-type="float" office:value="28.633896" calcext:value-type="float">
            <text:p>28.633896</text:p>
          </table:table-cell>
          <table:table-cell office:value-type="float" office:value="335.5" calcext:value-type="float">
            <text:p>335.5</text:p>
          </table:table-cell>
          <table:table-cell office:value-type="float" office:value="29.457475" calcext:value-type="float">
            <text:p>29.457475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BRIEF</text:p>
          </table:table-cell>
          <table:table-cell office:value-type="float" office:value="344.557143" calcext:value-type="float">
            <text:p>344.557143</text:p>
          </table:table-cell>
          <table:table-cell office:value-type="float" office:value="4.644505" calcext:value-type="float">
            <text:p>4.644505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349.357143" calcext:value-type="float">
            <text:p>349.357143</text:p>
          </table:table-cell>
          <table:table-cell office:value-type="float" office:value="4.644505" calcext:value-type="float">
            <text:p>4.644505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BRISK</text:p>
          </table:table-cell>
          <table:table-cell office:value-type="float" office:value="354.828571" calcext:value-type="float">
            <text:p>354.828571</text:p>
          </table:table-cell>
          <table:table-cell office:value-type="float" office:value="13.665912" calcext:value-type="float">
            <text:p>13.665912</text:p>
          </table:table-cell>
          <table:table-cell office:value-type="float" office:value="4.3" calcext:value-type="float">
            <text:p>4.3</text:p>
          </table:table-cell>
          <table:table-cell office:value-type="float" office:value="0.316228" calcext:value-type="float">
            <text:p>0.316228</text:p>
          </table:table-cell>
          <table:table-cell office:value-type="float" office:value="359.128571" calcext:value-type="float">
            <text:p>359.128571</text:p>
          </table:table-cell>
          <table:table-cell office:value-type="float" office:value="13.66957" calcext:value-type="float">
            <text:p>13.66957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SIFT</text:p>
          </table:table-cell>
          <table:table-cell office:value-type="float" office:value="147.228571" calcext:value-type="float">
            <text:p>147.228571</text:p>
          </table:table-cell>
          <table:table-cell office:value-type="float" office:value="4.846206" calcext:value-type="float">
            <text:p>4.846206</text:p>
          </table:table-cell>
          <table:table-cell office:value-type="float" office:value="243.7" calcext:value-type="float">
            <text:p>243.7</text:p>
          </table:table-cell>
          <table:table-cell office:value-type="float" office:value="3.549648" calcext:value-type="float">
            <text:p>3.549648</text:p>
          </table:table-cell>
          <table:table-cell office:value-type="float" office:value="390.928571" calcext:value-type="float">
            <text:p>390.928571</text:p>
          </table:table-cell>
          <table:table-cell office:value-type="float" office:value="6.007139" calcext:value-type="float">
            <text:p>6.007139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FREAK</text:p>
          </table:table-cell>
          <table:table-cell office:value-type="float" office:value="347.942857" calcext:value-type="float">
            <text:p>347.942857</text:p>
          </table:table-cell>
          <table:table-cell office:value-type="float" office:value="10.800132" calcext:value-type="float">
            <text:p>10.800132</text:p>
          </table:table-cell>
          <table:table-cell office:value-type="float" office:value="46" calcext:value-type="float">
            <text:p>46</text:p>
          </table:table-cell>
          <table:table-cell office:value-type="float" office:value="1.378405" calcext:value-type="float">
            <text:p>1.378405</text:p>
          </table:table-cell>
          <table:table-cell office:value-type="float" office:value="393.942857" calcext:value-type="float">
            <text:p>393.942857</text:p>
          </table:table-cell>
          <table:table-cell office:value-type="float" office:value="10.887739" calcext:value-type="float">
            <text:p>10.887739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ORB</text:p>
          </table:table-cell>
          <table:table-cell office:value-type="float" office:value="352.285714" calcext:value-type="float">
            <text:p>352.285714</text:p>
          </table:table-cell>
          <table:table-cell office:value-type="float" office:value="10.283829" calcext:value-type="float">
            <text:p>10.283829</text:p>
          </table:table-cell>
          <table:table-cell office:value-type="float" office:value="42.3" calcext:value-type="float">
            <text:p>42.3</text:p>
          </table:table-cell>
          <table:table-cell office:value-type="float" office:value="2.645751" calcext:value-type="float">
            <text:p>2.645751</text:p>
          </table:table-cell>
          <table:table-cell office:value-type="float" office:value="394.585714" calcext:value-type="float">
            <text:p>394.585714</text:p>
          </table:table-cell>
          <table:table-cell office:value-type="float" office:value="10.618717" calcext:value-type="float">
            <text:p>10.618717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SIFT</text:p>
          </table:table-cell>
          <table:table-cell office:value-type="float" office:value="361.371429" calcext:value-type="float">
            <text:p>361.371429</text:p>
          </table:table-cell>
          <table:table-cell office:value-type="float" office:value="18.81185" calcext:value-type="float">
            <text:p>18.81185</text:p>
          </table:table-cell>
          <table:table-cell office:value-type="float" office:value="192.6" calcext:value-type="float">
            <text:p>192.6</text:p>
          </table:table-cell>
          <table:table-cell office:value-type="float" office:value="6.082763" calcext:value-type="float">
            <text:p>6.082763</text:p>
          </table:table-cell>
          <table:table-cell office:value-type="float" office:value="553.971429" calcext:value-type="float">
            <text:p>553.971429</text:p>
          </table:table-cell>
          <table:table-cell office:value-type="float" office:value="19.77083" calcext:value-type="float">
            <text:p>19.77083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SK</text:p>
          </table:table-cell>
          <table:table-cell office:value-type="float" office:value="670.371429" calcext:value-type="float">
            <text:p>670.371429</text:p>
          </table:table-cell>
          <table:table-cell office:value-type="float" office:value="41.655389" calcext:value-type="float">
            <text:p>41.655389</text:p>
          </table:table-cell>
          <table:table-cell office:value-type="float" office:value="4.6" calcext:value-type="float">
            <text:p>4.6</text:p>
          </table:table-cell>
          <table:table-cell office:value-type="float" office:value="2.12132" calcext:value-type="float">
            <text:p>2.12132</text:p>
          </table:table-cell>
          <table:table-cell office:value-type="float" office:value="674.971429" calcext:value-type="float">
            <text:p>674.971429</text:p>
          </table:table-cell>
          <table:table-cell office:value-type="float" office:value="41.709369" calcext:value-type="float">
            <text:p>41.709369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AKAZE</text:p>
          </table:table-cell>
          <table:table-cell office:value-type="float" office:value="348.114286" calcext:value-type="float">
            <text:p>348.114286</text:p>
          </table:table-cell>
          <table:table-cell office:value-type="float" office:value="6.592203" calcext:value-type="float">
            <text:p>6.592203</text:p>
          </table:table-cell>
          <table:table-cell office:value-type="float" office:value="328.1" calcext:value-type="float">
            <text:p>328.1</text:p>
          </table:table-cell>
          <table:table-cell office:value-type="float" office:value="4.827007" calcext:value-type="float">
            <text:p>4.827007</text:p>
          </table:table-cell>
          <table:table-cell office:value-type="float" office:value="676.214286" calcext:value-type="float">
            <text:p>676.214286</text:p>
          </table:table-cell>
          <table:table-cell office:value-type="float" office:value="8.170504" calcext:value-type="float">
            <text:p>8.170504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EF</text:p>
          </table:table-cell>
          <table:table-cell office:value-type="float" office:value="687.114286" calcext:value-type="float">
            <text:p>687.114286</text:p>
          </table:table-cell>
          <table:table-cell office:value-type="float" office:value="52.853301" calcext:value-type="float">
            <text:p>52.853301</text:p>
          </table:table-cell>
          <table:table-cell office:value-type="float" office:value="3.3" calcext:value-type="float">
            <text:p>3.3</text:p>
          </table:table-cell>
          <table:table-cell office:value-type="float" office:value="0.547723" calcext:value-type="float">
            <text:p>0.547723</text:p>
          </table:table-cell>
          <table:table-cell office:value-type="float" office:value="690.414286" calcext:value-type="float">
            <text:p>690.414286</text:p>
          </table:table-cell>
          <table:table-cell office:value-type="float" office:value="52.856139" calcext:value-type="float">
            <text:p>52.856139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FREAK</text:p>
          </table:table-cell>
          <table:table-cell office:value-type="float" office:value="742.757143" calcext:value-type="float">
            <text:p>742.757143</text:p>
          </table:table-cell>
          <table:table-cell office:value-type="float" office:value="192.550773" calcext:value-type="float">
            <text:p>192.550773</text:p>
          </table:table-cell>
          <table:table-cell office:value-type="float" office:value="49.4" calcext:value-type="float">
            <text:p>49.4</text:p>
          </table:table-cell>
          <table:table-cell office:value-type="float" office:value="6.848357" calcext:value-type="float">
            <text:p>6.848357</text:p>
          </table:table-cell>
          <table:table-cell office:value-type="float" office:value="792.157143" calcext:value-type="float">
            <text:p>792.157143</text:p>
          </table:table-cell>
          <table:table-cell office:value-type="float" office:value="192.67252" calcext:value-type="float">
            <text:p>192.67252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SIFT</text:p>
          </table:table-cell>
          <table:table-cell office:value-type="float" office:value="686.342857" calcext:value-type="float">
            <text:p>686.342857</text:p>
          </table:table-cell>
          <table:table-cell office:value-type="float" office:value="63.785914" calcext:value-type="float">
            <text:p>63.785914</text:p>
          </table:table-cell>
          <table:table-cell office:value-type="float" office:value="612.9" calcext:value-type="float">
            <text:p>612.9</text:p>
          </table:table-cell>
          <table:table-cell office:value-type="float" office:value="3.49285" calcext:value-type="float">
            <text:p>3.49285</text:p>
          </table:table-cell>
          <table:table-cell office:value-type="float" office:value="1299.242857" calcext:value-type="float">
            <text:p>1299.242857</text:p>
          </table:table-cell>
          <table:table-cell office:value-type="float" office:value="63.881475" calcext:value-type="float">
            <text:p>63.8814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05-15T19:34:13.349926324</dc:date>
    <meta:editing-duration>PT3M2S</meta:editing-duration>
    <meta:editing-cycles>2</meta:editing-cycles>
    <meta:generator>LibreOffice/7.0.3.1$MacOSX_X86_64 LibreOffice_project/d7547858d014d4cf69878db179d326fc3483e082</meta:generator>
    <meta:document-statistic meta:table-count="1" meta:cell-count="28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86cm" svg:height="19.612cm" xlink:href=".." xlink:type="simple" chart:class="chart:bar" chart:style-name="ch1">
        <chart:title svg:x="10.937cm" svg:y="0.527cm" chart:style-name="ch2">
          <text:p>Detector/Descriptor Vs Time</text:p>
        </chart:title>
        <chart:plot-area chart:style-name="ch3" table:cell-range-address="mp9.A2:mp9.B36 mp9.G2:mp9.G36" chart:data-source-has-labels="column" svg:x="1.567cm" svg:y="1.704cm" svg:width="25.736cm" svg:height="16.536cm">
          <chart:coordinate-region svg:x="2.557cm" svg:y="1.704cm" svg:width="24.746cm" svg:height="13.267cm"/>
          <chart:axis chart:dimension="x" chart:name="primary-x" chart:style-name="ch4" chartooo:axis-type="auto">
            <chartooo:date-scale/>
            <chart:title svg:x="12.819cm" svg:y="18.633cm" chart:style-name="ch5">
              <text:p>Detector + Descriptor</text:p>
            </chart:title>
            <chart:categories table:cell-range-address="mp9.A2:mp9.B36"/>
          </chart:axis>
          <chart:axis chart:dimension="y" chart:name="primary-y" chart:style-name="ch6">
            <chart:title svg:x="0.451cm" svg:y="10.78cm" chart:style-name="ch7">
              <text:p>Time (ms)</text:p>
            </chart:title>
            <chart:grid chart:style-name="ch8" chart:class="major"/>
          </chart:axis>
          <chart:series chart:style-name="ch9" chart:values-cell-range-address="mp9.G2:mp9.G36" chart:class="chart:bar"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FAST  BRISK</text:p>
                <text:list>
                  <text:list-item>
                    <text:p>FAST</text:p>
                  </text:list-item>
                  <text:list-item>
                    <text:p> BRISK</text:p>
                  </text:list-item>
                </text:list>
                <draw:g>
                  <svg:desc>mp9.A2:mp9.B36</svg:desc>
                </draw:g>
              </table:table-cell>
              <table:table-cell office:value-type="float" office:value="29.114286">
                <text:p>29.114286</text:p>
                <draw:g>
                  <svg:desc>mp9.G2:mp9.G36</svg:desc>
                </draw:g>
              </table:table-cell>
            </table:table-row>
            <table:table-row>
              <table:table-cell office:value-type="string">
                <text:p>FAST  BRIEF</text:p>
                <text:list>
                  <text:list-item>
                    <text:p>FAST</text:p>
                  </text:list-item>
                  <text:list-item>
                    <text:p> BRIEF</text:p>
                  </text:list-item>
                </text:list>
              </table:table-cell>
              <table:table-cell office:value-type="float" office:value="29.642857">
                <text:p>29.642857</text:p>
              </table:table-cell>
            </table:table-row>
            <table:table-row>
              <table:table-cell office:value-type="string">
                <text:p>FAST  ORB</text:p>
                <text:list>
                  <text:list-item>
                    <text:p>FAST</text:p>
                  </text:list-item>
                  <text:list-item>
                    <text:p> ORB</text:p>
                  </text:list-item>
                </text:list>
              </table:table-cell>
              <table:table-cell office:value-type="float" office:value="38.057143">
                <text:p>38.057143</text:p>
              </table:table-cell>
            </table:table-row>
            <table:table-row>
              <table:table-cell office:value-type="string">
                <text:p>HARRIS  BRIEF</text:p>
                <text:list>
                  <text:list-item>
                    <text:p>HARRIS</text:p>
                  </text:list-item>
                  <text:list-item>
                    <text:p> BRIEF</text:p>
                  </text:list-item>
                </text:list>
              </table:table-cell>
              <table:table-cell office:value-type="float" office:value="67.571429">
                <text:p>67.571429</text:p>
              </table:table-cell>
            </table:table-row>
            <table:table-row>
              <table:table-cell office:value-type="string">
                <text:p>FAST  FREAK</text:p>
                <text:list>
                  <text:list-item>
                    <text:p>FAST</text:p>
                  </text:list-item>
                  <text:list-item>
                    <text:p> FREAK</text:p>
                  </text:list-item>
                </text:list>
              </table:table-cell>
              <table:table-cell office:value-type="float" office:value="67.628571">
                <text:p>67.628571</text:p>
              </table:table-cell>
            </table:table-row>
            <table:table-row>
              <table:table-cell office:value-type="string">
                <text:p>SHITOMASI  BRIEF</text:p>
                <text:list>
                  <text:list-item>
                    <text:p>SHITOMASI</text:p>
                  </text:list-item>
                  <text:list-item>
                    <text:p> BRIEF</text:p>
                  </text:list-item>
                </text:list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string">
                <text:p>ORB  BRISK</text:p>
                <text:list>
                  <text:list-item>
                    <text:p>ORB</text:p>
                  </text:list-item>
                  <text:list-item>
                    <text:p> BRISK</text:p>
                  </text:list-item>
                </text:list>
              </table:table-cell>
              <table:table-cell office:value-type="float" office:value="69.185714">
                <text:p>69.185714</text:p>
              </table:table-cell>
            </table:table-row>
            <table:table-row>
              <table:table-cell office:value-type="string">
                <text:p>HARRIS  BRISK</text:p>
                <text:list>
                  <text:list-item>
                    <text:p>HARRIS</text:p>
                  </text:list-item>
                  <text:list-item>
                    <text:p> BRISK</text:p>
                  </text:list-item>
                </text:list>
              </table:table-cell>
              <table:table-cell office:value-type="float" office:value="69.985714">
                <text:p>69.985714</text:p>
              </table:table-cell>
            </table:table-row>
            <table:table-row>
              <table:table-cell office:value-type="string">
                <text:p>ORB  BRIEF</text:p>
                <text:list>
                  <text:list-item>
                    <text:p>ORB</text:p>
                  </text:list-item>
                  <text:list-item>
                    <text:p> BRIEF</text:p>
                  </text:list-item>
                </text:list>
              </table:table-cell>
              <table:table-cell office:value-type="float" office:value="72.214286">
                <text:p>72.214286</text:p>
              </table:table-cell>
            </table:table-row>
            <table:table-row>
              <table:table-cell office:value-type="string">
                <text:p>SHITOMASI  BRISK</text:p>
                <text:list>
                  <text:list-item>
                    <text:p>SHITOMASI</text:p>
                  </text:list-item>
                  <text:list-item>
                    <text:p> BRISK</text:p>
                  </text:list-item>
                </text:list>
              </table:table-cell>
              <table:table-cell office:value-type="float" office:value="79.171429">
                <text:p>79.171429</text:p>
              </table:table-cell>
            </table:table-row>
            <table:table-row>
              <table:table-cell office:value-type="string">
                <text:p>HARRIS  ORB</text:p>
                <text:list>
                  <text:list-item>
                    <text:p>HARRIS</text:p>
                  </text:list-item>
                  <text:list-item>
                    <text:p> ORB</text:p>
                  </text:list-item>
                </text:list>
              </table:table-cell>
              <table:table-cell office:value-type="float" office:value="80.957143">
                <text:p>80.957143</text:p>
              </table:table-cell>
            </table:table-row>
            <table:table-row>
              <table:table-cell office:value-type="string">
                <text:p>SHITOMASI  ORB</text:p>
                <text:list>
                  <text:list-item>
                    <text:p>SHITOMASI</text:p>
                  </text:list-item>
                  <text:list-item>
                    <text:p> ORB</text:p>
                  </text:list-item>
                </text:list>
              </table:table-cell>
              <table:table-cell office:value-type="float" office:value="81.357143">
                <text:p>81.357143</text:p>
              </table:table-cell>
            </table:table-row>
            <table:table-row>
              <table:table-cell office:value-type="string">
                <text:p>HARRIS  FREAK</text:p>
                <text:list>
                  <text:list-item>
                    <text:p>HARRIS</text:p>
                  </text:list-item>
                  <text:list-item>
                    <text:p> FREAK</text:p>
                  </text:list-item>
                </text:list>
              </table:table-cell>
              <table:table-cell office:value-type="float" office:value="106.557143">
                <text:p>106.557143</text:p>
              </table:table-cell>
            </table:table-row>
            <table:table-row>
              <table:table-cell office:value-type="string">
                <text:p>SHITOMASI  FREAK</text:p>
                <text:list>
                  <text:list-item>
                    <text:p>SHITOMASI</text:p>
                  </text:list-item>
                  <text:list-item>
                    <text:p> FREAK</text:p>
                  </text:list-item>
                </text:list>
              </table:table-cell>
              <table:table-cell office:value-type="float" office:value="109.285714">
                <text:p>109.285714</text:p>
              </table:table-cell>
            </table:table-row>
            <table:table-row>
              <table:table-cell office:value-type="string">
                <text:p>ORB  FREAK</text:p>
                <text:list>
                  <text:list-item>
                    <text:p>ORB</text:p>
                  </text:list-item>
                  <text:list-item>
                    <text:p> FREAK</text:p>
                  </text:list-item>
                </text:list>
              </table:table-cell>
              <table:table-cell office:value-type="float" office:value="112.385714">
                <text:p>112.385714</text:p>
              </table:table-cell>
            </table:table-row>
            <table:table-row>
              <table:table-cell office:value-type="string">
                <text:p>ORB  ORB</text:p>
                <text:list>
                  <text:list-item>
                    <text:p>ORB</text:p>
                  </text:list-item>
                  <text:list-item>
                    <text:p> ORB</text:p>
                  </text:list-item>
                </text:list>
              </table:table-cell>
              <table:table-cell office:value-type="float" office:value="139.385714">
                <text:p>139.385714</text:p>
              </table:table-cell>
            </table:table-row>
            <table:table-row>
              <table:table-cell office:value-type="string">
                <text:p>BRISK  BRISK</text:p>
                <text:list>
                  <text:list-item>
                    <text:p>BRISK</text:p>
                  </text:list-item>
                  <text:list-item>
                    <text:p> BRISK</text:p>
                  </text:list-item>
                </text:list>
              </table:table-cell>
              <table:table-cell office:value-type="float" office:value="141.042857">
                <text:p>141.042857</text:p>
              </table:table-cell>
            </table:table-row>
            <table:table-row>
              <table:table-cell office:value-type="string">
                <text:p>BRISK  BRIEF</text:p>
                <text:list>
                  <text:list-item>
                    <text:p>BRISK</text:p>
                  </text:list-item>
                  <text:list-item>
                    <text:p> BRIEF</text:p>
                  </text:list-item>
                </text:list>
              </table:table-cell>
              <table:table-cell office:value-type="float" office:value="141.5">
                <text:p>141.5</text:p>
              </table:table-cell>
            </table:table-row>
            <table:table-row>
              <table:table-cell office:value-type="string">
                <text:p>BRISK  FREAK</text:p>
                <text:list>
                  <text:list-item>
                    <text:p>BRISK</text:p>
                  </text:list-item>
                  <text:list-item>
                    <text:p> FREAK</text:p>
                  </text:list-item>
                </text:list>
              </table:table-cell>
              <table:table-cell office:value-type="float" office:value="179.528571">
                <text:p>179.528571</text:p>
              </table:table-cell>
            </table:table-row>
            <table:table-row>
              <table:table-cell office:value-type="string">
                <text:p>HARRIS  SIFT</text:p>
                <text:list>
                  <text:list-item>
                    <text:p>HARRIS</text:p>
                  </text:list-item>
                  <text:list-item>
                    <text:p> SIFT</text:p>
                  </text:list-item>
                </text:list>
              </table:table-cell>
              <table:table-cell office:value-type="float" office:value="193.828571">
                <text:p>193.828571</text:p>
              </table:table-cell>
            </table:table-row>
            <table:table-row>
              <table:table-cell office:value-type="string">
                <text:p>BRISK  ORB</text:p>
                <text:list>
                  <text:list-item>
                    <text:p>BRISK</text:p>
                  </text:list-item>
                  <text:list-item>
                    <text:p> ORB</text:p>
                  </text:list-item>
                </text:list>
              </table:table-cell>
              <table:table-cell office:value-type="float" office:value="194.514286">
                <text:p>194.514286</text:p>
              </table:table-cell>
            </table:table-row>
            <table:table-row>
              <table:table-cell office:value-type="string">
                <text:p>FAST  SIFT</text:p>
                <text:list>
                  <text:list-item>
                    <text:p>FAST</text:p>
                  </text:list-item>
                  <text:list-item>
                    <text:p> SIFT</text:p>
                  </text:list-item>
                </text:list>
              </table:table-cell>
              <table:table-cell office:value-type="float" office:value="197.714286">
                <text:p>197.714286</text:p>
              </table:table-cell>
            </table:table-row>
            <table:table-row>
              <table:table-cell office:value-type="string">
                <text:p>SHITOMASI  SIFT</text:p>
                <text:list>
                  <text:list-item>
                    <text:p>SHITOMASI</text:p>
                  </text:list-item>
                  <text:list-item>
                    <text:p> SIFT</text:p>
                  </text:list-item>
                </text:list>
              </table:table-cell>
              <table:table-cell office:value-type="float" office:value="201.385714">
                <text:p>201.385714</text:p>
              </table:table-cell>
            </table:table-row>
            <table:table-row>
              <table:table-cell office:value-type="string">
                <text:p>ORB  SIFT</text:p>
                <text:list>
                  <text:list-item>
                    <text:p>ORB</text:p>
                  </text:list-item>
                  <text:list-item>
                    <text:p> SIFT</text:p>
                  </text:list-item>
                </text:list>
              </table:table-cell>
              <table:table-cell office:value-type="float" office:value="335.5">
                <text:p>335.5</text:p>
              </table:table-cell>
            </table:table-row>
            <table:table-row>
              <table:table-cell office:value-type="string">
                <text:p>AKAZE  BRIEF</text:p>
                <text:list>
                  <text:list-item>
                    <text:p>AKAZE</text:p>
                  </text:list-item>
                  <text:list-item>
                    <text:p> BRIEF</text:p>
                  </text:list-item>
                </text:list>
              </table:table-cell>
              <table:table-cell office:value-type="float" office:value="349.357143">
                <text:p>349.357143</text:p>
              </table:table-cell>
            </table:table-row>
            <table:table-row>
              <table:table-cell office:value-type="string">
                <text:p>AKAZE  BRISK</text:p>
                <text:list>
                  <text:list-item>
                    <text:p>AKAZE</text:p>
                  </text:list-item>
                  <text:list-item>
                    <text:p> BRISK</text:p>
                  </text:list-item>
                </text:list>
              </table:table-cell>
              <table:table-cell office:value-type="float" office:value="359.128571">
                <text:p>359.128571</text:p>
              </table:table-cell>
            </table:table-row>
            <table:table-row>
              <table:table-cell office:value-type="string">
                <text:p>BRISK  SIFT</text:p>
                <text:list>
                  <text:list-item>
                    <text:p>BRISK</text:p>
                  </text:list-item>
                  <text:list-item>
                    <text:p> SIFT</text:p>
                  </text:list-item>
                </text:list>
              </table:table-cell>
              <table:table-cell office:value-type="float" office:value="390.928571">
                <text:p>390.928571</text:p>
              </table:table-cell>
            </table:table-row>
            <table:table-row>
              <table:table-cell office:value-type="string">
                <text:p>AKAZE  FREAK</text:p>
                <text:list>
                  <text:list-item>
                    <text:p>AKAZE</text:p>
                  </text:list-item>
                  <text:list-item>
                    <text:p> FREAK</text:p>
                  </text:list-item>
                </text:list>
              </table:table-cell>
              <table:table-cell office:value-type="float" office:value="393.942857">
                <text:p>393.942857</text:p>
              </table:table-cell>
            </table:table-row>
            <table:table-row>
              <table:table-cell office:value-type="string">
                <text:p>AKAZE  ORB</text:p>
                <text:list>
                  <text:list-item>
                    <text:p>AKAZE</text:p>
                  </text:list-item>
                  <text:list-item>
                    <text:p> ORB</text:p>
                  </text:list-item>
                </text:list>
              </table:table-cell>
              <table:table-cell office:value-type="float" office:value="394.585714">
                <text:p>394.585714</text:p>
              </table:table-cell>
            </table:table-row>
            <table:table-row>
              <table:table-cell office:value-type="string">
                <text:p>AKAZE  SIFT</text:p>
                <text:list>
                  <text:list-item>
                    <text:p>AKAZE</text:p>
                  </text:list-item>
                  <text:list-item>
                    <text:p> SIFT</text:p>
                  </text:list-item>
                </text:list>
              </table:table-cell>
              <table:table-cell office:value-type="float" office:value="553.971429">
                <text:p>553.971429</text:p>
              </table:table-cell>
            </table:table-row>
            <table:table-row>
              <table:table-cell office:value-type="string">
                <text:p>SIFT  BRISK</text:p>
                <text:list>
                  <text:list-item>
                    <text:p>SIFT</text:p>
                  </text:list-item>
                  <text:list-item>
                    <text:p> BRISK</text:p>
                  </text:list-item>
                </text:list>
              </table:table-cell>
              <table:table-cell office:value-type="float" office:value="674.971429">
                <text:p>674.971429</text:p>
              </table:table-cell>
            </table:table-row>
            <table:table-row>
              <table:table-cell office:value-type="string">
                <text:p>AKAZE  AKAZE</text:p>
                <text:list>
                  <text:list-item>
                    <text:p>AKAZE</text:p>
                  </text:list-item>
                  <text:list-item>
                    <text:p> AKAZE</text:p>
                  </text:list-item>
                </text:list>
              </table:table-cell>
              <table:table-cell office:value-type="float" office:value="676.214286">
                <text:p>676.214286</text:p>
              </table:table-cell>
            </table:table-row>
            <table:table-row>
              <table:table-cell office:value-type="string">
                <text:p>SIFT  BRIEF</text:p>
                <text:list>
                  <text:list-item>
                    <text:p>SIFT</text:p>
                  </text:list-item>
                  <text:list-item>
                    <text:p> BRIEF</text:p>
                  </text:list-item>
                </text:list>
              </table:table-cell>
              <table:table-cell office:value-type="float" office:value="690.414286">
                <text:p>690.414286</text:p>
              </table:table-cell>
            </table:table-row>
            <table:table-row>
              <table:table-cell office:value-type="string">
                <text:p>SIFT  FREAK</text:p>
                <text:list>
                  <text:list-item>
                    <text:p>SIFT</text:p>
                  </text:list-item>
                  <text:list-item>
                    <text:p> FREAK</text:p>
                  </text:list-item>
                </text:list>
              </table:table-cell>
              <table:table-cell office:value-type="float" office:value="792.157143">
                <text:p>792.157143</text:p>
              </table:table-cell>
            </table:table-row>
            <table:table-row>
              <table:table-cell office:value-type="string">
                <text:p>SIFT  SIFT</text:p>
                <text:list>
                  <text:list-item>
                    <text:p>SIFT</text:p>
                  </text:list-item>
                  <text:list-item>
                    <text:p> SIFT</text:p>
                  </text:list-item>
                </text:list>
              </table:table-cell>
              <table:table-cell office:value-type="float" office:value="1299.242857">
                <text:p>1299.2428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3.1$MacOSX_X86_64 LibreOffice_project/d7547858d014d4cf69878db179d326fc3483e08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